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7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dbfe3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20de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officeooo:paragraph-rsid="00281c5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1pt" style:font-size-complex="11pt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</style:style>
    <style:style style:name="P2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font-name="NugSoth" fo:font-size="11pt" fo:font-style="normal" style:text-underline-style="none" fo:font-weight="bold" officeooo:rsid="002a06b0" style:text-blinking="false" fo:background-color="transparent" loext:char-shading-value="0" style:font-size-asian="11pt" style:font-size-complex="11pt"/>
    </style:style>
    <style:style style:name="T10" style:family="text">
      <style:text-properties officeooo:rsid="0022b86d"/>
    </style:style>
    <style:style style:name="T11" style:family="text">
      <style:text-properties officeooo:rsid="00248363"/>
    </style:style>
    <style:style style:name="T12" style:family="text">
      <style:text-properties officeooo:rsid="00281c55"/>
    </style:style>
    <style:style style:name="T13" style:family="text">
      <style:text-properties officeooo:rsid="002a06b0"/>
    </style:style>
    <style:style style:name="T14" style:family="text">
      <style:text-properties style:font-name="NugSoth" officeooo:rsid="002a06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docs-internal-guid-874089c3-7fff-b4f2-d4a4-fb9a77642bbb"/><text:span text:style-name="T8">Shadow Stalker</text:span><text:span text:style-name="T7"> </text:span><text:span text:style-name="T9">SHADOW STALKER</text:span></text:p>
      <text:p text:style-name="P1"/>
      <text:p text:style-name="P6"><text:span text:style-name="T4">B</text:span><text:span text:style-name="T3">ugs</text:span></text:p>
      <text:p text:style-name="P4"/>
      <text:list xml:id="list4262788389" text:style-name="L1">
        <text:list-item>
          <text:p text:style-name="P8">Level transition causes the lantern to stop scaling.</text:p>
        </text:list-item>
        <text:list-item>
          <text:p text:style-name="P9">Fix the lift, chain longer, expand collision to the roof</text:p>
        </text:list-item>
        <text:list-item>
          <text:p text:style-name="P13">Player spawning on start menu</text:p>
        </text:list-item>
        <text:list-item>
          <text:p text:style-name="P14">canMove will not switch to false due to being a part of Duck() keeping it constantly true</text:p>
        </text:list-item>
      </text:list>
      <text:p text:style-name="P4"/>
      <text:p text:style-name="P5"><text:span text:style-name="T1">T</text:span><text:span text:style-name="T2">o Do</text:span></text:p>
      <text:p text:style-name="P7"/>
      <text:list xml:id="list3035459980" text:style-name="L2">
        <text:list-item>
          <text:p text:style-name="P22">Pages for Necronomicon</text:p>
        </text:list-item>
        <text:list-item>
          <text:p text:style-name="P15">Load / Save</text:p>
        </text:list-item>
        <text:list-item>
          <text:p text:style-name="P16">Conveyors</text:p>
        </text:list-item>
        <text:list-item>
          <text:p text:style-name="P23">Flickering light</text:p>
        </text:list-item>
        <text:list-item>
          <text:p text:style-name="P16">Player dying <text:span text:style-name="T11">and reloading (save point?)</text:span></text:p>
        </text:list-item>
        <text:list-item>
          <text:p text:style-name="P20">Additional play animations (waking up at start of game)</text:p>
        </text:list-item>
        <text:list-item>
          <text:p text:style-name="P20">Madness effects (chromatic aberration), <text:span text:style-name="T10">illusions, </text:span><text:span text:style-name="T11">sounds of whispering</text:span></text:p>
        </text:list-item>
        <text:list-item>
          <text:p text:style-name="P20">Weather</text:p>
        </text:list-item>
        <text:list-item>
          <text:p text:style-name="P10">Player lantern animation</text:p>
        </text:list-item>
        <text:list-item>
          <text:p text:style-name="P10">Keys (relics) to unlock doors/start platforms/solve puzzles</text:p>
        </text:list-item>
        <text:list-item>
          <text:p text:style-name="P10">Key out of the level in the barn the player first sees when entering the town.</text:p>
        </text:list-item>
        <text:list-item>
          <text:p text:style-name="P16">Multi-level puzzles</text:p>
        </text:list-item>
        <text:list-item>
          <text:p text:style-name="P16">Flashlight on/off</text:p>
        </text:list-item>
        <text:list-item>
          <text:p text:style-name="P11">Lantern on/off</text:p>
        </text:list-item>
        <text:list-item>
          <text:p text:style-name="P16">Church holds the sun relic. This is the goal for the player and ends the game when obtained. It requires 5 pieces 6 with the inner circle?</text:p>
        </text:list-item>
        <text:list-item>
          <text:p text:style-name="P16">Player able to switch between no light, flashlight, and lantern. Lantern for short range. Flashlight for long range</text:p>
        </text:list-item>
        <text:list-item>
          <text:p text:style-name="P16">Glimpses of the “monsters”</text:p>
        </text:list-item>
        <text:list-item>
          <text:p text:style-name="P21">Player death (random times<text:span text:style-name="T10">)</text:span></text:p>
        </text:list-item>
        <text:list-item>
          <text:p text:style-name="P15">Level load times.</text:p>
        </text:list-item>
        <text:list-item>
          <text:p text:style-name="P15">Level transition animation</text:p>
        </text:list-item>
        <text:list-item>
          <text:p text:style-name="P12">Moving platforms</text:p>
        </text:list-item>
      </text:list>
      <text:p text:style-name="P1"/>
      <text:p text:style-name="P3">HUD</text:p>
      <text:list xml:id="list1875963159" text:style-name="L3">
        <text:list-item>
          <text:p text:style-name="P17">In the pause menu?</text:p>
        </text:list-item>
        <text:list-item>
          <text:p text:style-name="P17">Battery power indicator for flashlight</text:p>
        </text:list-item>
        <text:list-item>
          <text:p text:style-name="P17"><text:soft-page-break/>Candle indicator for lantern</text:p>
        </text:list-item>
        <text:list-item>
          <text:p text:style-name="P17">Keys/relics the player has</text:p>
        </text:list-item>
      </text:list>
      <text:p text:style-name="P1"/>
      <text:p text:style-name="P3">Levels</text:p>
      <text:list xml:id="list2346602601" text:style-name="L4">
        <text:list-item>
          <text:p text:style-name="P18">Town</text:p>
        </text:list-item>
        <text:list-item>
          <text:p text:style-name="P18">Church (Sun relic)</text:p>
        </text:list-item>
        <text:list-item>
          <text:p text:style-name="P25"><text:span text:style-name="T5">Cave</text:span><text:span text:style-name="T6">s</text:span></text:p>
        </text:list-item>
        <text:list-item>
          <text:p text:style-name="P18">Mountain (snow)</text:p>
        </text:list-item>
        <text:list-item>
          <text:p text:style-name="P18">Forest (with sporadic cabins)</text:p>
        </text:list-item>
        <text:list-item>
          <text:p text:style-name="P18">Bell tower</text:p>
        </text:list-item>
        <text:list-item>
          <text:p text:style-name="P18">Graveyard/mausoleum</text:p>
        </text:list-item>
        <text:list-item>
          <text:p text:style-name="P18">Swamp</text:p>
        </text:list-item>
        <text:list-item>
          <text:p text:style-name="P18">Bridge </text:p>
        </text:list-item>
      </text:list>
      <text:p text:style-name="P1"/>
      <text:p text:style-name="P3">Puzzles/Level Design</text:p>
      <text:list xml:id="list2256468926" text:style-name="L5">
        <text:list-item>
          <text:p text:style-name="P19">Collect scrolls to unlock Sun key piece</text:p>
        </text:list-item>
        <text:list-item>
          <text:p text:style-name="P19">Find a lever that opens the caverns </text:p>
        </text:list-item>
      </text:list>
      <text:p text:style-name="P1"/>
      <text:p text:style-name="P3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<text:soft-page-break/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1T19:40:29.285646876</dc:date>
    <meta:editing-duration>PT3H58M43S</meta:editing-duration>
    <meta:editing-cycles>13</meta:editing-cycles>
    <meta:generator>LibreOffice/6.4.3.2$Linux_X86_64 LibreOffice_project/40$Build-2</meta:generator>
    <meta:document-statistic meta:table-count="0" meta:image-count="0" meta:object-count="0" meta:page-count="3" meta:paragraph-count="64" meta:word-count="396" meta:character-count="2191" meta:non-whitespace-character-count="1895"/>
  </office:meta>
</office:document-meta>
</file>